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style:font-name="DejaVu Sans" officeooo:paragraph-rsid="000d5676"/>
    </style:style>
    <style:style style:name="P3" style:family="paragraph" style:parent-style-name="Text_20_body">
      <style:text-properties style:font-name="DejaVu Sans" officeooo:paragraph-rsid="0010b736"/>
    </style:style>
    <style:style style:name="T1" style:family="text">
      <style:text-properties fo:font-size="14pt" fo:font-weight="bold" officeooo:rsid="000d24bc" style:font-size-asian="14pt" style:font-weight-asian="bold" style:font-size-complex="14pt" style:font-weight-complex="bold"/>
    </style:style>
    <style:style style:name="T2" style:family="text">
      <style:text-properties style:font-name="DejaVu Sans"/>
    </style:style>
    <style:style style:name="T3" style:family="text">
      <style:text-properties style:font-name="DejaVu Sans" officeooo:rsid="0011f669"/>
    </style:style>
    <style:style style:name="T4" style:family="text">
      <style:text-properties style:font-name="DejaVu Sans" officeooo:rsid="0011c3f7"/>
    </style:style>
    <style:style style:name="T5" style:family="text">
      <style:text-properties style:font-name="DejaVu Sans" officeooo:rsid="00128c4c"/>
    </style:style>
    <style:style style:name="T6" style:family="text">
      <style:text-properties fo:font-size="12pt" officeooo:rsid="00128c4c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Marriage Of Sense To Soul</text:span><text:line-break/><text:line-break/>This evening my soul poured out and into all things, <text:line-break/>leaving this empty, lonely vessel, and was filled<text:line-break/>with an infinite, ever-flowing stream.<text:line-break/>My soul poured out, <text:line-break/>reeling and roaring into everything.<text:line-break/>Ceased of breath, I am; <text:line-break/>empty of form in a diaphanous blue immensity,<text:line-break/>in the gentle frolic of the evening wind,<text:line-break/>in the warm smile of the setting sun, <text:line-break/>condensed into flowing rivers and streams,<text:line-break/>settled into earth and stone.<text:line-break/><text:line-break/>Now a throb in this vessels breast<text:line-break/>animates and enlivens, pours into and through<text:line-break/>the vivacious pulses of all beings.<text:line-break/>A marriage of sense to soul;<text:line-break/>nothing thought, sought, gained or lost.<text:line-break/>Darkness falls on fleeting pleasures<text:line-break/>and world is shattered to bliss.<text:line-break/></text:p>
      <text:p text:style-name="P2"><text:span text:style-name="T2"> </text:span><text:span text:style-name="T3">Subscribe to my mailing list by sending an email to </text:span><text:a xlink:type="simple" xlink:href="mailto: enckwilliam@protonmail.com?subject=Subscribe" text:style-name="Internet_20_link" text:visited-style-name="Visited_20_Internet_20_Link"><text:span text:style-name="T4">enckwilliam@protonmail.com</text:span></text:a></text:p>
      <text:p text:style-name="P2"> </text:p>
      <text:p text:style-name="P3"><text:a xlink:type="simple" xlink:href="https://mega.nz/folder/SdoxBAba#i0aGD1umAgKgi6zTagEmgg" text:style-name="Internet_20_link" text:visited-style-name="Visited_20_Internet_20_Link"><text:span text:style-name="T6"> </text:span></text:a><text:a xlink:type="simple" xlink:href="https://workdrive.zohoexternal.com/folder/pleth54c25c7fb36e4390a1307f31985b4bed" text:style-name="Internet_20_link" text:visited-style-name="Visited_20_Internet_20_Link"><text:span text:style-name="T6">All Essays And Books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24:09.371814189</meta:creation-date>
    <dc:date>2021-12-13T16:55:37.488464114</dc:date>
    <meta:editing-duration>PT4M46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4" meta:word-count="136" meta:character-count="814" meta:non-whitespace-character-count="671"/>
  </office:meta>
</office:document-meta>
</file>